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83H48M47.391050999S" calcext:value-type="time">
            <text:p>1183:4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athfinding object-based start/end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15H58M52.199S" calcext:value-type="time">
            <text:p>15:5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07:35:07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31T09:02:01.226000000</dc:date>
    <meta:editing-duration>P52DT8H20M34S</meta:editing-duration>
    <meta:editing-cycles>1376</meta:editing-cycles>
    <meta:generator>LibreOffice/7.2.6.2$Windows_X86_64 LibreOffice_project/b0ec3a565991f7569a5a7f5d24fed7f52653d754</meta:generator>
    <meta:document-statistic meta:table-count="2" meta:cell-count="1704" meta:object-count="0"/>
  </office:meta>
</office:document-meta>
</file>